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105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1" style:family="table-cell" style:parent-style-name="Default">
      <style:table-cell-properties fo:background-color="#ffffff"/>
      <style:text-properties style:font-name="Liberation Sans1"/>
    </style:style>
    <style:style style:name="ce12" style:family="table-cell" style:parent-style-name="Default" style:data-style-name="N100"/>
    <style:style style:name="ce13" style:family="table-cell" style:parent-style-name="Default" style:data-style-name="N136"/>
    <style:style style:name="ce14" style:family="table-cell" style:parent-style-name="Default" style:data-style-name="N126"/>
    <style:style style:name="ce15" style:family="table-cell" style:parent-style-name="Default" style:data-style-name="N137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ceptional amoun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office:value-type="string" calcext:value-type="string">
            <text:p>4350/010</text:p>
          </table:table-cell>
          <table:table-cell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string" calcext:value-type="string">
            <text:p>4350/0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4350/07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4350/0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office:value-type="string" calcext:value-type="string">
            <text:p>4350/01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office:value-type="string" calcext:value-type="string">
            <text:p>4400/00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office:value-type="string" calcext:value-type="string">
            <text:p>4400/00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office:value-type="string" calcext:value-type="string">
            <text:p>30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4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office:value-type="string" calcext:value-type="string">
            <text:p>38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office:value-type="string" calcext:value-type="string">
            <text:p>4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41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office:value-type="string" calcext:value-type="string">
            <text:p>3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office:value-type="string" calcext:value-type="string">
            <text:p>3950/000</text:p>
          </table:table-cell>
          <table:table-cell table:number-columns-repeated="2"/>
        </table:table-row>
        <table:table-row table:style-name="ro3" table:number-rows-repeated="6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Budget" table:style-name="ta1">
        <table:table-column table:style-name="co7" table:default-cell-style-name="ce13"/>
        <table:table-column table:style-name="co8" table:default-cell-style-name="ce13"/>
        <table:table-column table:style-name="co2" table:default-cell-style-name="ce15"/>
        <table:table-column table:style-name="co2" table:default-cell-style-name="ce14"/>
        <table:table-column table:style-name="co2" table:default-cell-style-name="ce15"/>
        <table:table-row table:style-name="ro3">
          <table:table-cell office:value-type="string" calcext:value-type="string">
            <text:p>Default change</text:p>
          </table:table-cell>
          <table:table-cell table:style-name="ce14" office:value-type="percentage" office:value="0.07" calcext:value-type="percentage">
            <text:p>7.0%</text:p>
          </table:table-cell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 table:number-columns-repeated="3"/>
        </table:table-row>
        <table:table-row table:style-name="ro3">
          <table:table-cell table:formula="of:=['Previous Financials'.A3]" office:value-type="string" office:string-value="Utilities" calcext:value-type="string">
            <text:p>Utilities</text:p>
          </table:table-cell>
          <table:table-cell/>
          <table:table-cell table:style-name="Default" office:value-type="string" calcext:value-type="string">
            <text:p>Base value</text:p>
          </table:table-cell>
          <table:table-cell table:style-name="Default" office:value-type="string" calcext:value-type="string">
            <text:p>Change</text:p>
          </table:table-cell>
          <table:table-cell table:style-name="Default"/>
        </table:table-row>
        <table:table-row table:style-name="ro3">
          <table:table-cell table:formula="of:=['Previous Financials'.A4]" office:value-type="float" office:value="0" calcext:value-type="float">
            <text:p/>
          </table:table-cell>
          <table:table-cell table:formula="of:=['Previous Financials'.B4]" office:value-type="string" office:string-value="Water" calcext:value-type="string">
            <text:p>Water</text:p>
          </table:table-cell>
          <table:table-cell table:formula="of:=(['Previous Financials'.C4]-['Previous Financials'.D4])*(1+[.$B$1])" office:value-type="float" office:value="35894.22" calcext:value-type="float">
            <text:p>35894.22</text:p>
          </table:table-cell>
          <table:table-cell/>
          <table:table-cell table:formula="of:=IF(ISBLANK([.D4]); [.C4]*(1+[.$B$1]); [.C4]*(1+[.D4]))" office:value-type="float" office:value="38406.8154" calcext:value-type="float">
            <text:p>38406.82</text:p>
          </table:table-cell>
        </table:table-row>
        <table:table-row table:style-name="ro3">
          <table:table-cell table:formula="of:=['Previous Financials'.A5]" office:value-type="float" office:value="0" calcext:value-type="float">
            <text:p/>
          </table:table-cell>
          <table:table-cell table:formula="of:=['Previous Financials'.B5]" office:value-type="string" office:string-value="Electricity" calcext:value-type="string">
            <text:p>Electricity</text:p>
          </table:table-cell>
          <table:table-cell table:formula="of:=(['Previous Financials'.C5]-['Previous Financials'.D5])*(1+[.$B$1])" office:value-type="float" office:value="33526.31" calcext:value-type="float">
            <text:p>33526.31</text:p>
          </table:table-cell>
          <table:table-cell/>
          <table:table-cell table:formula="of:=IF(ISBLANK([.D5]); [.C5]*(1+[.$B$1]); [.C5]*(1+[.D5]))" office:value-type="float" office:value="35873.1517" calcext:value-type="float">
            <text:p>35873.15</text:p>
          </table:table-cell>
        </table:table-row>
        <table:table-row table:style-name="ro3">
          <table:table-cell table:formula="of:=['Previous Financials'.A6]" office:value-type="float" office:value="0" calcext:value-type="float">
            <text:p/>
          </table:table-cell>
          <table:table-cell table:formula="of:=['Previous Financials'.B6]" office:value-type="string" office:string-value="Sewerage" calcext:value-type="string">
            <text:p>Sewerage</text:p>
          </table:table-cell>
          <table:table-cell table:formula="of:=(['Previous Financials'.C6]-['Previous Financials'.D6])*(1+[.$B$1])" office:value-type="float" office:value="37955.04" calcext:value-type="float">
            <text:p>37955.04</text:p>
          </table:table-cell>
          <table:table-cell/>
          <table:table-cell table:formula="of:=IF(ISBLANK([.D6]); [.C6]*(1+[.$B$1]); [.C6]*(1+[.D6]))" office:value-type="float" office:value="40611.8928" calcext:value-type="float">
            <text:p>40611.89</text:p>
          </table:table-cell>
        </table:table-row>
        <table:table-row table:style-name="ro3">
          <table:table-cell table:formula="of:=['Previous Financials'.A7]" office:value-type="float" office:value="0" calcext:value-type="float">
            <text:p/>
          </table:table-cell>
          <table:table-cell table:formula="of:=['Previous Financials'.B7]" office:value-type="string" office:string-value="Refuse" calcext:value-type="string">
            <text:p>Refuse</text:p>
          </table:table-cell>
          <table:table-cell table:formula="of:=(['Previous Financials'.C7]-['Previous Financials'.D7])*(1+[.$B$1])" office:value-type="float" office:value="44510.93" calcext:value-type="float">
            <text:p>44510.93</text:p>
          </table:table-cell>
          <table:table-cell/>
          <table:table-cell table:formula="of:=IF(ISBLANK([.D7]); [.C7]*(1+[.$B$1]); [.C7]*(1+[.D7]))" office:value-type="float" office:value="47626.6951" calcext:value-type="float">
            <text:p>47626.70</text:p>
          </table:table-cell>
        </table:table-row>
        <table:table-row table:style-name="ro3">
          <table:table-cell table:formula="of:=['Previous Financials'.A8]" office:value-type="float" office:value="0" calcext:value-type="float">
            <text:p/>
          </table:table-cell>
          <table:table-cell table:formula="of:=['Previous Financials'.B8]" office:value-type="float" office:value="0" calcext:value-type="float">
            <text:p/>
          </table:table-cell>
          <table:table-cell table:formula="of:=(['Previous Financials'.C8]-['Previous Financials'.D8])*(1+[.$B$1])" office:value-type="float" office:value="0" calcext:value-type="float">
            <text:p/>
          </table:table-cell>
          <table:table-cell/>
          <table:table-cell table:formula="of:=IF(ISBLANK([.D8]); [.C8]*(1+[.$B$1]); [.C8]*(1+[.D8]))" office:value-type="float" office:value="0" calcext:value-type="float">
            <text:p/>
          </table:table-cell>
        </table:table-row>
        <table:table-row table:style-name="ro3">
          <table:table-cell table:formula="of:=['Previous Financials'.A9]" office:value-type="string" office:string-value="Gardening &amp; Cleaning" calcext:value-type="string">
            <text:p>Gardening &amp; Cleaning</text:p>
          </table:table-cell>
          <table:table-cell/>
          <table:table-cell table:formula="of:=(['Previous Financials'.C9]-['Previous Financials'.D9])*(1+[.$B$1])" office:value-type="float" office:value="0" calcext:value-type="float">
            <text:p/>
          </table:table-cell>
          <table:table-cell/>
          <table:table-cell table:formula="of:=IF(ISBLANK([.D9]); [.C9]*(1+[.$B$1]); [.C9]*(1+[.D9]))" office:value-type="float" office:value="0" calcext:value-type="float">
            <text:p/>
          </table:table-cell>
        </table:table-row>
        <table:table-row table:style-name="ro3">
          <table:table-cell table:formula="of:=['Previous Financials'.A10]" office:value-type="float" office:value="0" calcext:value-type="float">
            <text:p/>
          </table:table-cell>
          <table:table-cell table:formula="of:=['Previous Financials'.B10]" office:value-type="string" office:string-value="Contract" calcext:value-type="string">
            <text:p>Contract</text:p>
          </table:table-cell>
          <table:table-cell table:formula="of:=(['Previous Financials'.C10]-['Previous Financials'.D10])*(1+[.$B$1])" office:value-type="float" office:value="0" calcext:value-type="float">
            <text:p/>
          </table:table-cell>
          <table:table-cell/>
          <table:table-cell table:formula="of:=IF(ISBLANK([.D10]); [.C10]*(1+[.$B$1]); [.C10]*(1+[.D10]))" office:value-type="float" office:value="0" calcext:value-type="float">
            <text:p/>
          </table:table-cell>
        </table:table-row>
        <table:table-row table:style-name="ro3">
          <table:table-cell table:formula="of:=['Previous Financials'.A11]" office:value-type="float" office:value="0" calcext:value-type="float">
            <text:p/>
          </table:table-cell>
          <table:table-cell table:formula="of:=['Previous Financials'.B11]" office:value-type="string" office:string-value="Supplies" calcext:value-type="string">
            <text:p>Supplies</text:p>
          </table:table-cell>
          <table:table-cell table:formula="of:=(['Previous Financials'.C11]-['Previous Financials'.D11])*(1+[.$B$1])" office:value-type="float" office:value="0" calcext:value-type="float">
            <text:p/>
          </table:table-cell>
          <table:table-cell/>
          <table:table-cell table:formula="of:=IF(ISBLANK([.D11]); [.C11]*(1+[.$B$1]); [.C11]*(1+[.D11]))" office:value-type="float" office:value="0" calcext:value-type="float">
            <text:p/>
          </table:table-cell>
        </table:table-row>
        <table:table-row table:style-name="ro3">
          <table:table-cell table:formula="of:=['Previous Financials'.A12]" office:value-type="float" office:value="0" calcext:value-type="float">
            <text:p/>
          </table:table-cell>
          <table:table-cell table:formula="of:=['Previous Financials'.B12]" office:value-type="string" office:string-value="Irrigation system" calcext:value-type="string">
            <text:p>Irrigation system</text:p>
          </table:table-cell>
          <table:table-cell table:formula="of:=(['Previous Financials'.C12]-['Previous Financials'.D12])*(1+[.$B$1])" office:value-type="float" office:value="0" calcext:value-type="float">
            <text:p/>
          </table:table-cell>
          <table:table-cell/>
          <table:table-cell table:formula="of:=IF(ISBLANK([.D12]); [.C12]*(1+[.$B$1]); [.C12]*(1+[.D12]))" office:value-type="float" office:value="0" calcext:value-type="float">
            <text:p/>
          </table:table-cell>
        </table:table-row>
        <table:table-row table:style-name="ro3">
          <table:table-cell table:formula="of:=['Previous Financials'.A13]" office:value-type="float" office:value="0" calcext:value-type="float">
            <text:p/>
          </table:table-cell>
          <table:table-cell table:formula="of:=['Previous Financials'.B13]" office:value-type="string" office:string-value="Cleaning &amp; Recycling" calcext:value-type="string">
            <text:p>Cleaning &amp; Recycling</text:p>
          </table:table-cell>
          <table:table-cell table:formula="of:=(['Previous Financials'.C13]-['Previous Financials'.D13])*(1+[.$B$1])" office:value-type="float" office:value="0" calcext:value-type="float">
            <text:p/>
          </table:table-cell>
          <table:table-cell/>
          <table:table-cell table:formula="of:=IF(ISBLANK([.D13]); [.C13]*(1+[.$B$1]); [.C13]*(1+[.D13]))" office:value-type="float" office:value="0" calcext:value-type="float">
            <text:p/>
          </table:table-cell>
        </table:table-row>
        <table:table-row table:style-name="ro3">
          <table:table-cell table:formula="of:=['Previous Financials'.A14]" office:value-type="float" office:value="0" calcext:value-type="float">
            <text:p/>
          </table:table-cell>
          <table:table-cell table:formula="of:=['Previous Financials'.B14]" office:value-type="float" office:value="0" calcext:value-type="float">
            <text:p/>
          </table:table-cell>
          <table:table-cell table:formula="of:=(['Previous Financials'.C14]-['Previous Financials'.D14])*(1+[.$B$1])" office:value-type="float" office:value="0" calcext:value-type="float">
            <text:p/>
          </table:table-cell>
          <table:table-cell/>
          <table:table-cell table:formula="of:=IF(ISBLANK([.D14]); [.C14]*(1+[.$B$1]); [.C14]*(1+[.D14]))" office:value-type="float" office:value="0" calcext:value-type="float">
            <text:p/>
          </table:table-cell>
        </table:table-row>
        <table:table-row table:style-name="ro3">
          <table:table-cell table:formula="of:=['Previous Financials'.A15]" office:value-type="string" office:string-value="Security" calcext:value-type="string">
            <text:p>Security</text:p>
          </table:table-cell>
          <table:table-cell table:formula="of:=['Previous Financials'.B15]" office:value-type="float" office:value="0" calcext:value-type="float">
            <text:p/>
          </table:table-cell>
          <table:table-cell table:formula="of:=(['Previous Financials'.C15]-['Previous Financials'.D15])*(1+[.$B$1])" office:value-type="float" office:value="0" calcext:value-type="float">
            <text:p/>
          </table:table-cell>
          <table:table-cell/>
          <table:table-cell table:formula="of:=IF(ISBLANK([.D15]); [.C15]*(1+[.$B$1]); [.C15]*(1+[.D15]))" office:value-type="float" office:value="0" calcext:value-type="float">
            <text:p/>
          </table:table-cell>
        </table:table-row>
        <table:table-row table:style-name="ro3">
          <table:table-cell table:formula="of:=['Previous Financials'.A16]" office:value-type="float" office:value="0" calcext:value-type="float">
            <text:p/>
          </table:table-cell>
          <table:table-cell table:formula="of:=['Previous Financials'.B16]" office:value-type="string" office:string-value="Monitoring" calcext:value-type="string">
            <text:p>Monitoring</text:p>
          </table:table-cell>
          <table:table-cell table:formula="of:=(['Previous Financials'.C16]-['Previous Financials'.D16])*(1+[.$B$1])" office:value-type="float" office:value="0" calcext:value-type="float">
            <text:p/>
          </table:table-cell>
          <table:table-cell/>
          <table:table-cell table:formula="of:=IF(ISBLANK([.D16]); [.C16]*(1+[.$B$1]); [.C16]*(1+[.D16]))" office:value-type="float" office:value="0" calcext:value-type="float">
            <text:p/>
          </table:table-cell>
        </table:table-row>
        <table:table-row table:style-name="ro3">
          <table:table-cell table:formula="of:=['Previous Financials'.A17]" office:value-type="float" office:value="0" calcext:value-type="float">
            <text:p/>
          </table:table-cell>
          <table:table-cell table:formula="of:=['Previous Financials'.B17]" office:value-type="string" office:string-value="Patrols" calcext:value-type="string">
            <text:p>Patrols</text:p>
          </table:table-cell>
          <table:table-cell table:formula="of:=(['Previous Financials'.C17]-['Previous Financials'.D17])*(1+[.$B$1])" office:value-type="float" office:value="0" calcext:value-type="float">
            <text:p/>
          </table:table-cell>
          <table:table-cell/>
          <table:table-cell table:formula="of:=IF(ISBLANK([.D17]); [.C17]*(1+[.$B$1]); [.C17]*(1+[.D17]))" office:value-type="float" office:value="0" calcext:value-type="float">
            <text:p/>
          </table:table-cell>
        </table:table-row>
        <table:table-row table:style-name="ro3">
          <table:table-cell table:formula="of:=['Previous Financials'.A18]" office:value-type="float" office:value="0" calcext:value-type="float">
            <text:p/>
          </table:table-cell>
          <table:table-cell table:formula="of:=['Previous Financials'.B18]" office:value-type="float" office:value="0" calcext:value-type="float">
            <text:p/>
          </table:table-cell>
          <table:table-cell table:formula="of:=(['Previous Financials'.C18]-['Previous Financials'.D18])*(1+[.$B$1])" office:value-type="float" office:value="0" calcext:value-type="float">
            <text:p/>
          </table:table-cell>
          <table:table-cell/>
          <table:table-cell table:formula="of:=IF(ISBLANK([.D18]); [.C18]*(1+[.$B$1]); [.C18]*(1+[.D18]))" office:value-type="float" office:value="0" calcext:value-type="float">
            <text:p/>
          </table:table-cell>
        </table:table-row>
        <table:table-row table:style-name="ro3">
          <table:table-cell table:formula="of:=['Previous Financials'.A19]" office:value-type="string" office:string-value="Repairs &amp; Maintenance" calcext:value-type="string">
            <text:p>Repairs &amp; Maintenance</text:p>
          </table:table-cell>
          <table:table-cell table:formula="of:=['Previous Financials'.B19]" office:value-type="float" office:value="0" calcext:value-type="float">
            <text:p/>
          </table:table-cell>
          <table:table-cell table:formula="of:=(['Previous Financials'.C19]-['Previous Financials'.D19])*(1+[.$B$1])" office:value-type="float" office:value="0" calcext:value-type="float">
            <text:p/>
          </table:table-cell>
          <table:table-cell/>
          <table:table-cell table:formula="of:=IF(ISBLANK([.D19]); [.C19]*(1+[.$B$1]); [.C19]*(1+[.D19]))" office:value-type="float" office:value="0" calcext:value-type="float">
            <text:p/>
          </table:table-cell>
        </table:table-row>
        <table:table-row table:style-name="ro3">
          <table:table-cell table:formula="of:=['Previous Financials'.A20]" office:value-type="float" office:value="0" calcext:value-type="float">
            <text:p/>
          </table:table-cell>
          <table:table-cell table:formula="of:=['Previous Financials'.B20]" office:value-type="string" office:string-value="Buildings" calcext:value-type="string">
            <text:p>Buildings</text:p>
          </table:table-cell>
          <table:table-cell table:formula="of:=(['Previous Financials'.C20]-['Previous Financials'.D20])*(1+[.$B$1])" office:value-type="float" office:value="0" calcext:value-type="float">
            <text:p/>
          </table:table-cell>
          <table:table-cell/>
          <table:table-cell table:formula="of:=IF(ISBLANK([.D20]); [.C20]*(1+[.$B$1]); [.C20]*(1+[.D20]))" office:value-type="float" office:value="0" calcext:value-type="float">
            <text:p/>
          </table:table-cell>
        </table:table-row>
        <table:table-row table:style-name="ro3">
          <table:table-cell table:formula="of:=['Previous Financials'.A21]" office:value-type="float" office:value="0" calcext:value-type="float">
            <text:p/>
          </table:table-cell>
          <table:table-cell table:formula="of:=['Previous Financials'.B21]" office:value-type="string" office:string-value="Plumbing" calcext:value-type="string">
            <text:p>Plumbing</text:p>
          </table:table-cell>
          <table:table-cell table:formula="of:=(['Previous Financials'.C21]-['Previous Financials'.D21])*(1+[.$B$1])" office:value-type="float" office:value="38791.78" calcext:value-type="float">
            <text:p>38791.78</text:p>
          </table:table-cell>
          <table:table-cell/>
          <table:table-cell table:formula="of:=IF(ISBLANK([.D21]); [.C21]*(1+[.$B$1]); [.C21]*(1+[.D21]))" office:value-type="float" office:value="41507.2046" calcext:value-type="float">
            <text:p>41507.20</text:p>
          </table:table-cell>
        </table:table-row>
        <table:table-row table:style-name="ro3">
          <table:table-cell table:formula="of:=['Previous Financials'.A22]" office:value-type="float" office:value="0" calcext:value-type="float">
            <text:p/>
          </table:table-cell>
          <table:table-cell table:formula="of:=['Previous Financials'.B22]" office:value-type="string" office:string-value="Security repairs" calcext:value-type="string">
            <text:p>Security repairs</text:p>
          </table:table-cell>
          <table:table-cell table:formula="of:=(['Previous Financials'.C22]-['Previous Financials'.D22])*(1+[.$B$1])" office:value-type="float" office:value="27836.05" calcext:value-type="float">
            <text:p>27836.05</text:p>
          </table:table-cell>
          <table:table-cell/>
          <table:table-cell table:formula="of:=IF(ISBLANK([.D22]); [.C22]*(1+[.$B$1]); [.C22]*(1+[.D22]))" office:value-type="float" office:value="29784.5735" calcext:value-type="float">
            <text:p>29784.57</text:p>
          </table:table-cell>
        </table:table-row>
        <table:table-row table:style-name="ro3">
          <table:table-cell table:formula="of:=['Previous Financials'.A23]" office:value-type="float" office:value="0" calcext:value-type="float">
            <text:p/>
          </table:table-cell>
          <table:table-cell table:formula="of:=['Previous Financials'.B23]" office:value-type="string" office:string-value="Pool" calcext:value-type="string">
            <text:p>Pool</text:p>
          </table:table-cell>
          <table:table-cell table:formula="of:=(['Previous Financials'.C23]-['Previous Financials'.D23])*(1+[.$B$1])" office:value-type="float" office:value="24286.86" calcext:value-type="float">
            <text:p>24286.86</text:p>
          </table:table-cell>
          <table:table-cell/>
          <table:table-cell table:formula="of:=IF(ISBLANK([.D23]); [.C23]*(1+[.$B$1]); [.C23]*(1+[.D23]))" office:value-type="float" office:value="25986.9402" calcext:value-type="float">
            <text:p>25986.94</text:p>
          </table:table-cell>
        </table:table-row>
        <table:table-row table:style-name="ro3">
          <table:table-cell table:formula="of:=['Previous Financials'.A24]" office:value-type="float" office:value="0" calcext:value-type="float">
            <text:p/>
          </table:table-cell>
          <table:table-cell table:formula="of:=['Previous Financials'.B24]" office:value-type="string" office:string-value="Fire protection" calcext:value-type="string">
            <text:p>Fire protection</text:p>
          </table:table-cell>
          <table:table-cell table:formula="of:=(['Previous Financials'.C24]-['Previous Financials'.D24])*(1+[.$B$1])" office:value-type="float" office:value="3835.95" calcext:value-type="float">
            <text:p>3835.95</text:p>
          </table:table-cell>
          <table:table-cell/>
          <table:table-cell table:formula="of:=IF(ISBLANK([.D24]); [.C24]*(1+[.$B$1]); [.C24]*(1+[.D24]))" office:value-type="float" office:value="4104.4665" calcext:value-type="float">
            <text:p>4104.47</text:p>
          </table:table-cell>
        </table:table-row>
        <table:table-row table:style-name="ro3">
          <table:table-cell table:formula="of:=['Previous Financials'.A25]" office:value-type="float" office:value="0" calcext:value-type="float">
            <text:p/>
          </table:table-cell>
          <table:table-cell table:formula="of:=['Previous Financials'.B25]" office:value-type="string" office:string-value="Painting" calcext:value-type="string">
            <text:p>Painting</text:p>
          </table:table-cell>
          <table:table-cell table:formula="of:=(['Previous Financials'.C25]-['Previous Financials'.D25])*(1+[.$B$1])" office:value-type="float" office:value="0" calcext:value-type="float">
            <text:p/>
          </table:table-cell>
          <table:table-cell/>
          <table:table-cell table:formula="of:=IF(ISBLANK([.D25]); [.C25]*(1+[.$B$1]); [.C25]*(1+[.D25]))" office:value-type="float" office:value="0" calcext:value-type="float">
            <text:p/>
          </table:table-cell>
        </table:table-row>
        <table:table-row table:style-name="ro3">
          <table:table-cell table:formula="of:=['Previous Financials'.A26]" office:value-type="float" office:value="0" calcext:value-type="float">
            <text:p/>
          </table:table-cell>
          <table:table-cell table:formula="of:=['Previous Financials'.B26]" office:value-type="string" office:string-value="Pest eradication" calcext:value-type="string">
            <text:p>Pest eradication</text:p>
          </table:table-cell>
          <table:table-cell table:formula="of:=(['Previous Financials'.C26]-['Previous Financials'.D26])*(1+[.$B$1])" office:value-type="float" office:value="0" calcext:value-type="float">
            <text:p/>
          </table:table-cell>
          <table:table-cell/>
          <table:table-cell table:formula="of:=IF(ISBLANK([.D26]); [.C26]*(1+[.$B$1]); [.C26]*(1+[.D26]))" office:value-type="float" office:value="0" calcext:value-type="float">
            <text:p/>
          </table:table-cell>
        </table:table-row>
        <table:table-row table:style-name="ro3">
          <table:table-cell table:formula="of:=['Previous Financials'.A27]" office:value-type="float" office:value="0" calcext:value-type="float">
            <text:p/>
          </table:table-cell>
          <table:table-cell table:formula="of:=['Previous Financials'.B27]" office:value-type="float" office:value="0" calcext:value-type="float">
            <text:p/>
          </table:table-cell>
          <table:table-cell table:formula="of:=(['Previous Financials'.C27]-['Previous Financials'.D27])*(1+[.$B$1])" office:value-type="float" office:value="0" calcext:value-type="float">
            <text:p/>
          </table:table-cell>
          <table:table-cell/>
          <table:table-cell table:formula="of:=IF(ISBLANK([.D27]); [.C27]*(1+[.$B$1]); [.C27]*(1+[.D27]))" office:value-type="float" office:value="0" calcext:value-type="float">
            <text:p/>
          </table:table-cell>
        </table:table-row>
        <table:table-row table:style-name="ro3">
          <table:table-cell table:formula="of:=['Previous Financials'.A28]" office:value-type="string" office:string-value="Staff remuneration" calcext:value-type="string">
            <text:p>Staff remuneration</text:p>
          </table:table-cell>
          <table:table-cell table:formula="of:=['Previous Financials'.B28]" office:value-type="float" office:value="0" calcext:value-type="float">
            <text:p/>
          </table:table-cell>
          <table:table-cell table:formula="of:=(['Previous Financials'.C28]-['Previous Financials'.D28])*(1+[.$B$1])" office:value-type="float" office:value="0" calcext:value-type="float">
            <text:p/>
          </table:table-cell>
          <table:table-cell/>
          <table:table-cell table:formula="of:=IF(ISBLANK([.D28]); [.C28]*(1+[.$B$1]); [.C28]*(1+[.D28]))" office:value-type="float" office:value="0" calcext:value-type="float">
            <text:p/>
          </table:table-cell>
        </table:table-row>
        <table:table-row table:style-name="ro3">
          <table:table-cell table:formula="of:=['Previous Financials'.A29]" office:value-type="float" office:value="0" calcext:value-type="float">
            <text:p/>
          </table:table-cell>
          <table:table-cell table:formula="of:=['Previous Financials'.B29]" office:value-type="string" office:string-value="Complex manager" calcext:value-type="string">
            <text:p>Complex manager</text:p>
          </table:table-cell>
          <table:table-cell table:formula="of:=(['Previous Financials'.C29]-['Previous Financials'.D29])*(1+[.$B$1])" office:value-type="float" office:value="0" calcext:value-type="float">
            <text:p/>
          </table:table-cell>
          <table:table-cell/>
          <table:table-cell table:formula="of:=IF(ISBLANK([.D29]); [.C29]*(1+[.$B$1]); [.C29]*(1+[.D29]))" office:value-type="float" office:value="0" calcext:value-type="float">
            <text:p/>
          </table:table-cell>
        </table:table-row>
        <table:table-row table:style-name="ro3">
          <table:table-cell table:formula="of:=['Previous Financials'.A30]" office:value-type="float" office:value="0" calcext:value-type="float">
            <text:p/>
          </table:table-cell>
          <table:table-cell table:formula="of:=['Previous Financials'.B30]" office:value-type="string" office:string-value="Other staff" calcext:value-type="string">
            <text:p>Other staff</text:p>
          </table:table-cell>
          <table:table-cell table:formula="of:=(['Previous Financials'.C30]-['Previous Financials'.D30])*(1+[.$B$1])" office:value-type="float" office:value="0" calcext:value-type="float">
            <text:p/>
          </table:table-cell>
          <table:table-cell/>
          <table:table-cell table:formula="of:=IF(ISBLANK([.D30]); [.C30]*(1+[.$B$1]); [.C30]*(1+[.D30]))" office:value-type="float" office:value="0" calcext:value-type="float">
            <text:p/>
          </table:table-cell>
        </table:table-row>
        <table:table-row table:style-name="ro3">
          <table:table-cell table:formula="of:=['Previous Financials'.A31]" office:value-type="float" office:value="0" calcext:value-type="float">
            <text:p/>
          </table:table-cell>
          <table:table-cell table:formula="of:=['Previous Financials'.B31]" office:value-type="string" office:string-value="Welfare (Lunch, UIF, etc)" calcext:value-type="string">
            <text:p>Welfare (Lunch, UIF, etc)</text:p>
          </table:table-cell>
          <table:table-cell table:formula="of:=(['Previous Financials'.C31]-['Previous Financials'.D31])*(1+[.$B$1])" office:value-type="float" office:value="0" calcext:value-type="float">
            <text:p/>
          </table:table-cell>
          <table:table-cell/>
          <table:table-cell table:formula="of:=IF(ISBLANK([.D31]); [.C31]*(1+[.$B$1]); [.C31]*(1+[.D31]))" office:value-type="float" office:value="0" calcext:value-type="float">
            <text:p/>
          </table:table-cell>
        </table:table-row>
        <table:table-row table:style-name="ro3">
          <table:table-cell table:formula="of:=['Previous Financials'.A32]" office:value-type="float" office:value="0" calcext:value-type="float">
            <text:p/>
          </table:table-cell>
          <table:table-cell table:formula="of:=['Previous Financials'.B32]" office:value-type="float" office:value="0" calcext:value-type="float">
            <text:p/>
          </table:table-cell>
          <table:table-cell table:formula="of:=(['Previous Financials'.C32]-['Previous Financials'.D32])*(1+[.$B$1])" office:value-type="float" office:value="0" calcext:value-type="float">
            <text:p/>
          </table:table-cell>
          <table:table-cell/>
          <table:table-cell table:formula="of:=IF(ISBLANK([.D32]); [.C32]*(1+[.$B$1]); [.C32]*(1+[.D32]))" office:value-type="float" office:value="0" calcext:value-type="float">
            <text:p/>
          </table:table-cell>
        </table:table-row>
        <table:table-row table:style-name="ro3">
          <table:table-cell table:formula="of:=['Previous Financials'.A33]" office:value-type="string" office:string-value="Operational Expenses" calcext:value-type="string">
            <text:p>Operational Expenses</text:p>
          </table:table-cell>
          <table:table-cell table:formula="of:=['Previous Financials'.B33]" office:value-type="float" office:value="0" calcext:value-type="float">
            <text:p/>
          </table:table-cell>
          <table:table-cell table:formula="of:=(['Previous Financials'.C33]-['Previous Financials'.D33])*(1+[.$B$1])" office:value-type="float" office:value="0" calcext:value-type="float">
            <text:p/>
          </table:table-cell>
          <table:table-cell/>
          <table:table-cell table:formula="of:=IF(ISBLANK([.D33]); [.C33]*(1+[.$B$1]); [.C33]*(1+[.D33]))" office:value-type="float" office:value="0" calcext:value-type="float">
            <text:p/>
          </table:table-cell>
        </table:table-row>
        <table:table-row table:style-name="ro3">
          <table:table-cell table:formula="of:=['Previous Financials'.A34]" office:value-type="float" office:value="0" calcext:value-type="float">
            <text:p/>
          </table:table-cell>
          <table:table-cell table:formula="of:=['Previous Financials'.B34]" office:value-type="string" office:string-value="Administration and management" calcext:value-type="string">
            <text:p>Administration and management</text:p>
          </table:table-cell>
          <table:table-cell table:formula="of:=(['Previous Financials'.C34]-['Previous Financials'.D34])*(1+[.$B$1])" office:value-type="float" office:value="0" calcext:value-type="float">
            <text:p/>
          </table:table-cell>
          <table:table-cell/>
          <table:table-cell table:formula="of:=IF(ISBLANK([.D34]); [.C34]*(1+[.$B$1]); [.C34]*(1+[.D34]))" office:value-type="float" office:value="0" calcext:value-type="float">
            <text:p/>
          </table:table-cell>
        </table:table-row>
        <table:table-row table:style-name="ro3">
          <table:table-cell table:formula="of:=['Previous Financials'.A35]" office:value-type="float" office:value="0" calcext:value-type="float">
            <text:p/>
          </table:table-cell>
          <table:table-cell table:formula="of:=['Previous Financials'.B35]" office:value-type="string" office:string-value="Accounting and auditing" calcext:value-type="string">
            <text:p>Accounting and auditing</text:p>
          </table:table-cell>
          <table:table-cell table:formula="of:=(['Previous Financials'.C35]-['Previous Financials'.D35])*(1+[.$B$1])" office:value-type="float" office:value="12417.35" calcext:value-type="float">
            <text:p>12417.35</text:p>
          </table:table-cell>
          <table:table-cell/>
          <table:table-cell table:formula="of:=IF(ISBLANK([.D35]); [.C35]*(1+[.$B$1]); [.C35]*(1+[.D35]))" office:value-type="float" office:value="13286.5645" calcext:value-type="float">
            <text:p>13286.56</text:p>
          </table:table-cell>
        </table:table-row>
        <table:table-row table:style-name="ro3">
          <table:table-cell table:formula="of:=['Previous Financials'.A36]" office:value-type="float" office:value="0" calcext:value-type="float">
            <text:p/>
          </table:table-cell>
          <table:table-cell table:formula="of:=['Previous Financials'.B36]" office:value-type="string" office:string-value="Legal" calcext:value-type="string">
            <text:p>Legal</text:p>
          </table:table-cell>
          <table:table-cell table:formula="of:=(['Previous Financials'.C36]-['Previous Financials'.D36])*(1+[.$B$1])" office:value-type="float" office:value="0" calcext:value-type="float">
            <text:p/>
          </table:table-cell>
          <table:table-cell/>
          <table:table-cell table:formula="of:=IF(ISBLANK([.D36]); [.C36]*(1+[.$B$1]); [.C36]*(1+[.D36]))" office:value-type="float" office:value="0" calcext:value-type="float">
            <text:p/>
          </table:table-cell>
        </table:table-row>
        <table:table-row table:style-name="ro3">
          <table:table-cell table:formula="of:=['Previous Financials'.A37]" office:value-type="float" office:value="0" calcext:value-type="float">
            <text:p/>
          </table:table-cell>
          <table:table-cell table:formula="of:=['Previous Financials'.B37]" office:value-type="string" office:string-value="Insurance" calcext:value-type="string">
            <text:p>Insurance</text:p>
          </table:table-cell>
          <table:table-cell table:formula="of:=(['Previous Financials'.C37]-['Previous Financials'.D37])*(1+[.$B$1])" office:value-type="float" office:value="0" calcext:value-type="float">
            <text:p/>
          </table:table-cell>
          <table:table-cell/>
          <table:table-cell table:formula="of:=IF(ISBLANK([.D37]); [.C37]*(1+[.$B$1]); [.C37]*(1+[.D37]))" office:value-type="float" office:value="0" calcext:value-type="float">
            <text:p/>
          </table:table-cell>
        </table:table-row>
        <table:table-row table:style-name="ro3">
          <table:table-cell table:formula="of:=['Previous Financials'.A38]" office:value-type="float" office:value="0" calcext:value-type="float">
            <text:p/>
          </table:table-cell>
          <table:table-cell table:formula="of:=['Previous Financials'.B38]" office:value-type="string" office:string-value="Telephone" calcext:value-type="string">
            <text:p>Telephone</text:p>
          </table:table-cell>
          <table:table-cell table:formula="of:=(['Previous Financials'.C38]-['Previous Financials'.D38])*(1+[.$B$1])" office:value-type="float" office:value="13910" calcext:value-type="float">
            <text:p>13910.00</text:p>
          </table:table-cell>
          <table:table-cell/>
          <table:table-cell table:formula="of:=IF(ISBLANK([.D38]); [.C38]*(1+[.$B$1]); [.C38]*(1+[.D38]))" office:value-type="float" office:value="14883.7" calcext:value-type="float">
            <text:p>14883.70</text:p>
          </table:table-cell>
        </table:table-row>
        <table:table-row table:style-name="ro3">
          <table:table-cell table:formula="of:=['Previous Financials'.A39]" office:value-type="float" office:value="0" calcext:value-type="float">
            <text:p/>
          </table:table-cell>
          <table:table-cell table:formula="of:=['Previous Financials'.B39]" office:value-type="string" office:string-value="Printing &amp; stationery" calcext:value-type="string">
            <text:p>Printing &amp; stationery</text:p>
          </table:table-cell>
          <table:table-cell table:formula="of:=(['Previous Financials'.C39]-['Previous Financials'.D39])*(1+[.$B$1])" office:value-type="float" office:value="0" calcext:value-type="float">
            <text:p/>
          </table:table-cell>
          <table:table-cell/>
          <table:table-cell table:formula="of:=IF(ISBLANK([.D39]); [.C39]*(1+[.$B$1]); [.C39]*(1+[.D39]))" office:value-type="float" office:value="0" calcext:value-type="float">
            <text:p/>
          </table:table-cell>
        </table:table-row>
        <table:table-row table:style-name="ro3">
          <table:table-cell table:formula="of:=['Previous Financials'.A40]" office:value-type="float" office:value="0" calcext:value-type="float">
            <text:p/>
          </table:table-cell>
          <table:table-cell table:formula="of:=['Previous Financials'.B40]" office:value-type="string" office:string-value="Storage" calcext:value-type="string">
            <text:p>Storage</text:p>
          </table:table-cell>
          <table:table-cell table:formula="of:=(['Previous Financials'.C40]-['Previous Financials'.D40])*(1+[.$B$1])" office:value-type="float" office:value="0" calcext:value-type="float">
            <text:p/>
          </table:table-cell>
          <table:table-cell/>
          <table:table-cell table:formula="of:=IF(ISBLANK([.D40]); [.C40]*(1+[.$B$1]); [.C40]*(1+[.D40]))" office:value-type="float" office:value="0" calcext:value-type="float">
            <text:p/>
          </table:table-cell>
        </table:table-row>
        <table:table-row table:style-name="ro3">
          <table:table-cell table:formula="of:=['Previous Financials'.A41]" office:value-type="float" office:value="0" calcext:value-type="float">
            <text:p/>
          </table:table-cell>
          <table:table-cell table:formula="of:=['Previous Financials'.B41]" office:value-type="string" office:string-value="Bank charges" calcext:value-type="string">
            <text:p>Bank charges</text:p>
          </table:table-cell>
          <table:table-cell table:formula="of:=(['Previous Financials'.C41]-['Previous Financials'.D41])*(1+[.$B$1])" office:value-type="float" office:value="0" calcext:value-type="float">
            <text:p/>
          </table:table-cell>
          <table:table-cell/>
          <table:table-cell table:formula="of:=IF(ISBLANK([.D41]); [.C41]*(1+[.$B$1]); [.C41]*(1+[.D41]))" office:value-type="float" office:value="0" calcext:value-type="float">
            <text:p/>
          </table:table-cell>
        </table:table-row>
        <table:table-row table:style-name="ro3">
          <table:table-cell table:formula="of:=['Previous Financials'.A42]" office:value-type="float" office:value="0" calcext:value-type="float">
            <text:p/>
          </table:table-cell>
          <table:table-cell table:formula="of:=['Previous Financials'.B42]" office:value-type="string" office:string-value="Local travel" calcext:value-type="string">
            <text:p>Local travel</text:p>
          </table:table-cell>
          <table:table-cell table:formula="of:=(['Previous Financials'.C42]-['Previous Financials'.D42])*(1+[.$B$1])" office:value-type="float" office:value="0" calcext:value-type="float">
            <text:p/>
          </table:table-cell>
          <table:table-cell/>
          <table:table-cell table:formula="of:=IF(ISBLANK([.D42]); [.C42]*(1+[.$B$1]); [.C42]*(1+[.D42]))" office:value-type="float" office:value="0" calcext:value-type="float">
            <text:p/>
          </table:table-cell>
        </table:table-row>
        <table:table-row table:style-name="ro3">
          <table:table-cell table:formula="of:=['Previous Financials'.A43]" office:value-type="float" office:value="0" calcext:value-type="float">
            <text:p/>
          </table:table-cell>
          <table:table-cell table:formula="of:=['Previous Financials'.B43]" office:value-type="string" office:string-value="Venue hiring" calcext:value-type="string">
            <text:p>Venue hiring</text:p>
          </table:table-cell>
          <table:table-cell table:formula="of:=(['Previous Financials'.C43]-['Previous Financials'.D43])*(1+[.$B$1])" office:value-type="float" office:value="0" calcext:value-type="float">
            <text:p/>
          </table:table-cell>
          <table:table-cell/>
          <table:table-cell table:formula="of:=IF(ISBLANK([.D43]); [.C43]*(1+[.$B$1]); [.C43]*(1+[.D43]))" office:value-type="float" office:value="0" calcext:value-type="float">
            <text:p/>
          </table:table-cell>
        </table:table-row>
        <table:table-row table:style-name="ro3">
          <table:table-cell table:formula="of:=['Previous Financials'.A44]" office:value-type="float" office:value="0" calcext:value-type="float">
            <text:p/>
          </table:table-cell>
          <table:table-cell table:formula="of:=['Previous Financials'.B44]" office:value-type="float" office:value="0" calcext:value-type="float">
            <text:p/>
          </table:table-cell>
          <table:table-cell table:formula="of:=(['Previous Financials'.C44]-['Previous Financials'.D44])*(1+[.$B$1])" office:value-type="float" office:value="0" calcext:value-type="float">
            <text:p/>
          </table:table-cell>
          <table:table-cell/>
          <table:table-cell table:formula="of:=IF(ISBLANK([.D44]); [.C44]*(1+[.$B$1]); [.C44]*(1+[.D44]))" office:value-type="float" office:value="0" calcext:value-type="float">
            <text:p/>
          </table:table-cell>
        </table:table-row>
        <table:table-row table:style-name="ro3">
          <table:table-cell table:formula="of:=['Previous Financials'.A45]" office:value-type="float" office:value="0" calcext:value-type="float">
            <text:p/>
          </table:table-cell>
          <table:table-cell table:formula="of:=['Previous Financials'.B45]" office:value-type="float" office:value="0" calcext:value-type="float">
            <text:p/>
          </table:table-cell>
          <table:table-cell table:formula="of:=(['Previous Financials'.C45]-['Previous Financials'.D45])*(1+[.$B$1])" office:value-type="float" office:value="0" calcext:value-type="float">
            <text:p/>
          </table:table-cell>
          <table:table-cell/>
          <table:table-cell table:formula="of:=IF(ISBLANK([.D45]); [.C45]*(1+[.$B$1]); [.C45]*(1+[.D45]))" office:value-type="float" office:value="0" calcext:value-type="float">
            <text:p/>
          </table:table-cell>
        </table:table-row>
        <table:table-row table:style-name="ro3">
          <table:table-cell table:formula="of:=['Previous Financials'.A46]" office:value-type="float" office:value="0" calcext:value-type="float">
            <text:p/>
          </table:table-cell>
          <table:table-cell table:formula="of:=['Previous Financials'.B46]" office:value-type="float" office:value="0" calcext:value-type="float">
            <text:p/>
          </table:table-cell>
          <table:table-cell table:formula="of:=(['Previous Financials'.C46]-['Previous Financials'.D46])*(1+[.$B$1])" office:value-type="float" office:value="0" calcext:value-type="float">
            <text:p/>
          </table:table-cell>
          <table:table-cell/>
          <table:table-cell table:formula="of:=IF(ISBLANK([.D46]); [.C46]*(1+[.$B$1]); [.C46]*(1+[.D46]))" office:value-type="float" office:value="0" calcext:value-type="float">
            <text:p/>
          </table:table-cell>
        </table:table-row>
        <table:table-row table:style-name="ro3">
          <table:table-cell table:formula="of:=['Previous Financials'.A47]" office:value-type="float" office:value="0" calcext:value-type="float">
            <text:p/>
          </table:table-cell>
          <table:table-cell table:formula="of:=['Previous Financials'.B47]" office:value-type="float" office:value="0" calcext:value-type="float">
            <text:p/>
          </table:table-cell>
          <table:table-cell table:formula="of:=(['Previous Financials'.C47]-['Previous Financials'.D47])*(1+[.$B$1])" office:value-type="float" office:value="0" calcext:value-type="float">
            <text:p/>
          </table:table-cell>
          <table:table-cell/>
          <table:table-cell table:formula="of:=IF(ISBLANK([.D47]); [.C47]*(1+[.$B$1]); [.C47]*(1+[.D47]))" office:value-type="float" office:value="0" calcext:value-type="float">
            <text:p/>
          </table:table-cell>
        </table:table-row>
        <table:table-row table:style-name="ro3">
          <table:table-cell table:formula="of:=['Previous Financials'.A48]" office:value-type="float" office:value="0" calcext:value-type="float">
            <text:p/>
          </table:table-cell>
          <table:table-cell table:formula="of:=['Previous Financials'.B48]" office:value-type="float" office:value="0" calcext:value-type="float">
            <text:p/>
          </table:table-cell>
          <table:table-cell table:formula="of:=(['Previous Financials'.C48]-['Previous Financials'.D48])*(1+[.$B$1])" office:value-type="float" office:value="0" calcext:value-type="float">
            <text:p/>
          </table:table-cell>
          <table:table-cell/>
          <table:table-cell table:formula="of:=IF(ISBLANK([.D48]); [.C48]*(1+[.$B$1]); [.C48]*(1+[.D48]))" office:value-type="float" office:value="0" calcext:value-type="float">
            <text:p/>
          </table:table-cell>
        </table:table-row>
        <table:table-row table:style-name="ro3">
          <table:table-cell table:formula="of:=['Previous Financials'.A49]" office:value-type="float" office:value="0" calcext:value-type="float">
            <text:p/>
          </table:table-cell>
          <table:table-cell table:formula="of:=['Previous Financials'.B49]" office:value-type="float" office:value="0" calcext:value-type="float">
            <text:p/>
          </table:table-cell>
          <table:table-cell table:formula="of:=(['Previous Financials'.C49]-['Previous Financials'.D49])*(1+[.$B$1])" office:value-type="float" office:value="0" calcext:value-type="float">
            <text:p/>
          </table:table-cell>
          <table:table-cell/>
          <table:table-cell table:formula="of:=IF(ISBLANK([.D49]); [.C49]*(1+[.$B$1]); [.C49]*(1+[.D49]))" office:value-type="float" office:value="0" calcext:value-type="float">
            <text:p/>
          </table:table-cell>
        </table:table-row>
        <table:table-row table:style-name="ro3">
          <table:table-cell table:formula="of:=['Previous Financials'.A50]" office:value-type="float" office:value="0" calcext:value-type="float">
            <text:p/>
          </table:table-cell>
          <table:table-cell table:formula="of:=['Previous Financials'.B50]" office:value-type="float" office:value="0" calcext:value-type="float">
            <text:p/>
          </table:table-cell>
          <table:table-cell table:formula="of:=(['Previous Financials'.C50]-['Previous Financials'.D50])*(1+[.$B$1])" office:value-type="float" office:value="0" calcext:value-type="float">
            <text:p/>
          </table:table-cell>
          <table:table-cell/>
          <table:table-cell table:formula="of:=IF(ISBLANK([.D50]); [.C50]*(1+[.$B$1]); [.C50]*(1+[.D50]))" office:value-type="float" office:value="0" calcext:value-type="float">
            <text:p/>
          </table:table-cell>
        </table:table-row>
        <table:table-row table:style-name="ro3">
          <table:table-cell table:formula="of:=['Previous Financials'.A51]" office:value-type="float" office:value="0" calcext:value-type="float">
            <text:p/>
          </table:table-cell>
          <table:table-cell table:formula="of:=['Previous Financials'.B51]" office:value-type="float" office:value="0" calcext:value-type="float">
            <text:p/>
          </table:table-cell>
          <table:table-cell table:formula="of:=(['Previous Financials'.C51]-['Previous Financials'.D51])*(1+[.$B$1])" office:value-type="float" office:value="0" calcext:value-type="float">
            <text:p/>
          </table:table-cell>
          <table:table-cell/>
          <table:table-cell table:formula="of:=IF(ISBLANK([.D51]); [.C51]*(1+[.$B$1]); [.C51]*(1+[.D51]))" office:value-type="float" office:value="0" calcext:value-type="float">
            <text:p/>
          </table:table-cell>
        </table:table-row>
        <table:table-row table:style-name="ro3">
          <table:table-cell table:formula="of:=['Previous Financials'.A52]" office:value-type="float" office:value="0" calcext:value-type="float">
            <text:p/>
          </table:table-cell>
          <table:table-cell table:formula="of:=['Previous Financials'.B52]" office:value-type="float" office:value="0" calcext:value-type="float">
            <text:p/>
          </table:table-cell>
          <table:table-cell table:formula="of:=(['Previous Financials'.C52]-['Previous Financials'.D52])*(1+[.$B$1])" office:value-type="float" office:value="0" calcext:value-type="float">
            <text:p/>
          </table:table-cell>
          <table:table-cell/>
          <table:table-cell table:formula="of:=IF(ISBLANK([.D52]); [.C52]*(1+[.$B$1]); [.C52]*(1+[.D52]))" office:value-type="float" office:value="0" calcext:value-type="float">
            <text:p/>
          </table:table-cell>
        </table:table-row>
        <table:table-row table:style-name="ro3">
          <table:table-cell table:formula="of:=['Previous Financials'.A53]" office:value-type="float" office:value="0" calcext:value-type="float">
            <text:p/>
          </table:table-cell>
          <table:table-cell table:formula="of:=['Previous Financials'.B53]" office:value-type="float" office:value="0" calcext:value-type="float">
            <text:p/>
          </table:table-cell>
          <table:table-cell table:formula="of:=(['Previous Financials'.C53]-['Previous Financials'.D53])*(1+[.$B$1])" office:value-type="float" office:value="0" calcext:value-type="float">
            <text:p/>
          </table:table-cell>
          <table:table-cell/>
          <table:table-cell table:formula="of:=IF(ISBLANK([.D53]); [.C53]*(1+[.$B$1]); [.C53]*(1+[.D53]))" office:value-type="float" office:value="0" calcext:value-type="float">
            <text:p/>
          </table:table-cell>
        </table:table-row>
        <table:table-row table:style-name="ro3">
          <table:table-cell table:formula="of:=['Previous Financials'.A54]" office:value-type="float" office:value="0" calcext:value-type="float">
            <text:p/>
          </table:table-cell>
          <table:table-cell table:formula="of:=['Previous Financials'.B54]" office:value-type="float" office:value="0" calcext:value-type="float">
            <text:p/>
          </table:table-cell>
          <table:table-cell table:formula="of:=(['Previous Financials'.C54]-['Previous Financials'.D54])*(1+[.$B$1])" office:value-type="float" office:value="0" calcext:value-type="float">
            <text:p/>
          </table:table-cell>
          <table:table-cell/>
          <table:table-cell table:formula="of:=IF(ISBLANK([.D54]); [.C54]*(1+[.$B$1]); [.C54]*(1+[.D54]))" office:value-type="float" office:value="0" calcext:value-type="float">
            <text:p/>
          </table:table-cell>
        </table:table-row>
        <table:table-row table:style-name="ro3">
          <table:table-cell table:formula="of:=['Previous Financials'.A55]" office:value-type="float" office:value="0" calcext:value-type="float">
            <text:p/>
          </table:table-cell>
          <table:table-cell table:formula="of:=['Previous Financials'.B55]" office:value-type="float" office:value="0" calcext:value-type="float">
            <text:p/>
          </table:table-cell>
          <table:table-cell table:formula="of:=(['Previous Financials'.C55]-['Previous Financials'.D55])*(1+[.$B$1])" office:value-type="float" office:value="0" calcext:value-type="float">
            <text:p/>
          </table:table-cell>
          <table:table-cell/>
          <table:table-cell table:formula="of:=IF(ISBLANK([.D55]); [.C55]*(1+[.$B$1]); [.C55]*(1+[.D55]))" office:value-type="float" office:value="0" calcext:value-type="float">
            <text:p/>
          </table:table-cell>
        </table:table-row>
        <table:table-row table:style-name="ro3">
          <table:table-cell table:formula="of:=['Previous Financials'.A56]" office:value-type="float" office:value="0" calcext:value-type="float">
            <text:p/>
          </table:table-cell>
          <table:table-cell table:formula="of:=['Previous Financials'.B56]" office:value-type="float" office:value="0" calcext:value-type="float">
            <text:p/>
          </table:table-cell>
          <table:table-cell table:formula="of:=(['Previous Financials'.C56]-['Previous Financials'.D56])*(1+[.$B$1])" office:value-type="float" office:value="0" calcext:value-type="float">
            <text:p/>
          </table:table-cell>
          <table:table-cell/>
          <table:table-cell table:formula="of:=IF(ISBLANK([.D56]); [.C56]*(1+[.$B$1]); [.C56]*(1+[.D56]))" office:value-type="float" office:value="0" calcext:value-type="float">
            <text:p/>
          </table:table-cell>
        </table:table-row>
        <table:table-row table:style-name="ro3">
          <table:table-cell table:formula="of:=['Previous Financials'.A57]" office:value-type="float" office:value="0" calcext:value-type="float">
            <text:p/>
          </table:table-cell>
          <table:table-cell table:formula="of:=['Previous Financials'.B57]" office:value-type="float" office:value="0" calcext:value-type="float">
            <text:p/>
          </table:table-cell>
          <table:table-cell table:formula="of:=(['Previous Financials'.C57]-['Previous Financials'.D57])*(1+[.$B$1])" office:value-type="float" office:value="0" calcext:value-type="float">
            <text:p/>
          </table:table-cell>
          <table:table-cell/>
          <table:table-cell table:formula="of:=IF(ISBLANK([.D57]); [.C57]*(1+[.$B$1]); [.C57]*(1+[.D57]))" office:value-type="float" office:value="0" calcext:value-type="float">
            <text:p/>
          </table:table-cell>
        </table:table-row>
        <table:table-row table:style-name="ro3">
          <table:table-cell table:formula="of:=['Previous Financials'.A58]" office:value-type="float" office:value="0" calcext:value-type="float">
            <text:p/>
          </table:table-cell>
          <table:table-cell table:formula="of:=['Previous Financials'.B58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59]" office:value-type="float" office:value="0" calcext:value-type="float">
            <text:p/>
          </table:table-cell>
          <table:table-cell table:formula="of:=['Previous Financials'.B59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0]" office:value-type="float" office:value="0" calcext:value-type="float">
            <text:p/>
          </table:table-cell>
          <table:table-cell table:formula="of:=['Previous Financials'.B60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1]" office:value-type="float" office:value="0" calcext:value-type="float">
            <text:p/>
          </table:table-cell>
          <table:table-cell table:formula="of:=['Previous Financials'.B61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2]" office:value-type="float" office:value="0" calcext:value-type="float">
            <text:p/>
          </table:table-cell>
          <table:table-cell table:formula="of:=['Previous Financials'.B62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3]" office:value-type="float" office:value="0" calcext:value-type="float">
            <text:p/>
          </table:table-cell>
          <table:table-cell table:formula="of:=['Previous Financials'.B63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4]" office:value-type="float" office:value="0" calcext:value-type="float">
            <text:p/>
          </table:table-cell>
          <table:table-cell table:formula="of:=['Previous Financials'.B64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5]" office:value-type="float" office:value="0" calcext:value-type="float">
            <text:p/>
          </table:table-cell>
          <table:table-cell table:formula="of:=['Previous Financials'.B65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6]" office:value-type="float" office:value="0" calcext:value-type="float">
            <text:p/>
          </table:table-cell>
          <table:table-cell table:formula="of:=['Previous Financials'.B66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7]" office:value-type="float" office:value="0" calcext:value-type="float">
            <text:p/>
          </table:table-cell>
          <table:table-cell table:formula="of:=['Previous Financials'.B67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8]" office:value-type="float" office:value="0" calcext:value-type="float">
            <text:p/>
          </table:table-cell>
          <table:table-cell table:formula="of:=['Previous Financials'.B68]" office:value-type="float" office:value="0" calcext:value-type="float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['Previous Financials'.A69]" office:value-type="float" office:value="0" calcext:value-type="float">
            <text:p/>
          </table:table-cell>
          <table:table-cell table:formula="of:=['Previous Financials'.B69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0]" office:value-type="float" office:value="0" calcext:value-type="float">
            <text:p/>
          </table:table-cell>
          <table:table-cell table:formula="of:=['Previous Financials'.B70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1]" office:value-type="float" office:value="0" calcext:value-type="float">
            <text:p/>
          </table:table-cell>
          <table:table-cell table:formula="of:=['Previous Financials'.B71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2]" office:value-type="float" office:value="0" calcext:value-type="float">
            <text:p/>
          </table:table-cell>
          <table:table-cell table:formula="of:=['Previous Financials'.B72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3]" office:value-type="float" office:value="0" calcext:value-type="float">
            <text:p/>
          </table:table-cell>
          <table:table-cell table:formula="of:=['Previous Financials'.B73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4]" office:value-type="float" office:value="0" calcext:value-type="float">
            <text:p/>
          </table:table-cell>
          <table:table-cell table:formula="of:=['Previous Financials'.B74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5]" office:value-type="float" office:value="0" calcext:value-type="float">
            <text:p/>
          </table:table-cell>
          <table:table-cell table:formula="of:=['Previous Financials'.B75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6]" office:value-type="float" office:value="0" calcext:value-type="float">
            <text:p/>
          </table:table-cell>
          <table:table-cell table:formula="of:=['Previous Financials'.B76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7]" office:value-type="float" office:value="0" calcext:value-type="float">
            <text:p/>
          </table:table-cell>
          <table:table-cell table:formula="of:=['Previous Financials'.B77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8]" office:value-type="float" office:value="0" calcext:value-type="float">
            <text:p/>
          </table:table-cell>
          <table:table-cell table:formula="of:=['Previous Financials'.B78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79]" office:value-type="float" office:value="0" calcext:value-type="float">
            <text:p/>
          </table:table-cell>
          <table:table-cell table:formula="of:=['Previous Financials'.B79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0]" office:value-type="float" office:value="0" calcext:value-type="float">
            <text:p/>
          </table:table-cell>
          <table:table-cell table:formula="of:=['Previous Financials'.B80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1]" office:value-type="float" office:value="0" calcext:value-type="float">
            <text:p/>
          </table:table-cell>
          <table:table-cell table:formula="of:=['Previous Financials'.B81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2]" office:value-type="float" office:value="0" calcext:value-type="float">
            <text:p/>
          </table:table-cell>
          <table:table-cell table:formula="of:=['Previous Financials'.B82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3]" office:value-type="float" office:value="0" calcext:value-type="float">
            <text:p/>
          </table:table-cell>
          <table:table-cell table:formula="of:=['Previous Financials'.B83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4]" office:value-type="float" office:value="0" calcext:value-type="float">
            <text:p/>
          </table:table-cell>
          <table:table-cell table:formula="of:=['Previous Financials'.B84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5]" office:value-type="float" office:value="0" calcext:value-type="float">
            <text:p/>
          </table:table-cell>
          <table:table-cell table:formula="of:=['Previous Financials'.B85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6]" office:value-type="float" office:value="0" calcext:value-type="float">
            <text:p/>
          </table:table-cell>
          <table:table-cell table:formula="of:=['Previous Financials'.B86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7]" office:value-type="float" office:value="0" calcext:value-type="float">
            <text:p/>
          </table:table-cell>
          <table:table-cell table:formula="of:=['Previous Financials'.B87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formula="of:=['Previous Financials'.A88]" office:value-type="float" office:value="0" calcext:value-type="float">
            <text:p/>
          </table:table-cell>
          <table:table-cell table:formula="of:=['Previous Financials'.B88]" office:value-type="float" office:value="0" calcext:value-type="float">
            <text:p/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text/>
      <style:map style:condition="value()&gt;0" style:apply-style-name="N137P0"/>
      <style:map style:condition="value()&lt;0" style:apply-style-name="N137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5:04:37.190194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1T15:14:08.657890364</dc:date>
    <meta:editing-duration>PT4H3M51S</meta:editing-duration>
    <meta:editing-cycles>8</meta:editing-cycles>
    <meta:generator>LibreOffice/5.0.6.2$Linux_X86_64 LibreOffice_project/00$Build-2</meta:generator>
    <meta:document-statistic meta:table-count="3" meta:cell-count="379" meta:object-count="0"/>
  </office:meta>
</office:document-meta>
</file>